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language="nl" fo:country="NL"/>
    </style:style>
    <style:style style:name="P2" style:family="paragraph" style:parent-style-name="Standard">
      <style:text-properties style:font-name="DejaVu Sans" fo:language="nl" fo:country="NL" style:text-underline-style="solid" style:text-underline-width="auto" style:text-underline-color="font-color" fo:font-weight="bold" officeooo:rsid="0012acf5" officeooo:paragraph-rsid="0012acf5" style:font-weight-asian="bold" style:font-weight-complex="bold"/>
    </style:style>
    <style:style style:name="P3" style:family="paragraph" style:parent-style-name="Standard">
      <style:text-properties style:font-name="DejaVu Sans" fo:language="nl" fo:country="NL" style:text-underline-style="solid" style:text-underline-width="auto" style:text-underline-color="font-color" fo:font-weight="bold" officeooo:rsid="0012acf5" officeooo:paragraph-rsid="001464cd" style:font-weight-asian="bold" style:font-weight-complex="bold"/>
    </style:style>
    <style:style style:name="P4" style:family="paragraph" style:parent-style-name="Standard">
      <style:text-properties style:font-name="DejaVu Sans" fo:language="nl" fo:country="NL" officeooo:paragraph-rsid="000f184a"/>
    </style:style>
    <style:style style:name="P5" style:family="paragraph" style:parent-style-name="Standard">
      <style:text-properties style:font-name="DejaVu Sans" fo:language="nl" fo:country="NL" style:text-underline-style="none" fo:font-weight="normal" officeooo:rsid="0012acf5" officeooo:paragraph-rsid="0012acf5" style:font-weight-asian="normal" style:font-weight-complex="normal"/>
    </style:style>
    <style:style style:name="P6" style:family="paragraph" style:parent-style-name="Standard">
      <style:text-properties style:font-name="DejaVu Sans" fo:language="nl" fo:country="NL" style:text-underline-style="none" fo:font-weight="normal" officeooo:rsid="001464cd" officeooo:paragraph-rsid="001464cd" style:font-weight-asian="normal" style:font-weight-complex="normal"/>
    </style:style>
    <style:style style:name="P7" style:family="paragraph" style:parent-style-name="Standard">
      <style:text-properties style:font-name="DejaVu Sans" fo:language="nl" fo:country="NL" style:text-underline-style="none" fo:font-weight="normal" officeooo:rsid="001777b8" officeooo:paragraph-rsid="001777b8" style:font-weight-asian="normal" style:font-weight-complex="normal"/>
    </style:style>
    <style:style style:name="P8" style:family="paragraph" style:parent-style-name="Standard">
      <style:text-properties style:font-name="DejaVu Sans" fo:language="nl" fo:country="NL" style:text-underline-style="none" fo:font-weight="normal" officeooo:rsid="00185f17" officeooo:paragraph-rsid="00185f17" style:font-weight-asian="normal" style:font-weight-complex="normal"/>
    </style:style>
    <style:style style:name="P9" style:family="paragraph" style:parent-style-name="Standard">
      <style:text-properties style:font-name="DejaVu Sans" fo:language="nl" fo:country="NL" fo:font-style="normal" style:text-underline-style="none" fo:font-weight="normal" officeooo:rsid="001464cd" officeooo:paragraph-rsid="001464cd" style:font-style-asian="normal" style:font-weight-asian="normal" style:font-style-complex="normal" style:font-weight-complex="normal"/>
    </style:style>
    <style:style style:name="P10" style:family="paragraph" style:parent-style-name="Standard">
      <style:text-properties style:font-name="DejaVu Sans" fo:language="nl" fo:country="NL" fo:font-style="normal" style:text-underline-style="none" fo:font-weight="normal" officeooo:rsid="00158130" officeooo:paragraph-rsid="00158130" style:font-style-asian="normal" style:font-weight-asian="normal" style:font-style-complex="normal" style:font-weight-complex="normal"/>
    </style:style>
    <style:style style:name="P11" style:family="paragraph" style:parent-style-name="Standard">
      <style:text-properties style:font-name="DejaVu Sans" fo:language="nl" fo:country="NL" fo:font-style="normal" style:text-underline-style="none" fo:font-weight="normal" officeooo:rsid="0015a3db" officeooo:paragraph-rsid="0015a3db" style:font-style-asian="normal" style:font-weight-asian="normal" style:font-style-complex="normal" style:font-weight-complex="normal"/>
    </style:style>
    <style:style style:name="P12" style:family="paragraph" style:parent-style-name="Standard">
      <style:text-properties style:font-name="DejaVu Sans" fo:language="nl" fo:country="NL" fo:font-style="normal" style:text-underline-style="none" fo:font-weight="bold" officeooo:rsid="0015a3db" officeooo:paragraph-rsid="0015a3db" style:font-style-asian="normal" style:font-weight-asian="bold" style:font-style-complex="normal" style:font-weight-complex="bold"/>
    </style:style>
    <style:style style:name="P13" style:family="paragraph" style:parent-style-name="Standard">
      <style:text-properties style:font-name="DejaVu Sans" fo:language="nl" fo:country="NL" fo:font-style="normal" style:text-underline-style="none" fo:font-weight="bold" officeooo:rsid="0015c625" officeooo:paragraph-rsid="0015c625" style:font-style-asian="normal" style:font-weight-asian="bold" style:font-style-complex="normal" style:font-weight-complex="bold"/>
    </style:style>
    <style:style style:name="P14" style:family="paragraph" style:parent-style-name="Standard">
      <style:text-properties style:font-name="DejaVu Sans" fo:language="nl" fo:country="NL" fo:font-style="normal" style:text-underline-style="none" fo:font-weight="bold" officeooo:rsid="001777b8" officeooo:paragraph-rsid="001777b8" style:font-style-asian="normal" style:font-weight-asian="bold" style:font-style-complex="normal" style:font-weight-complex="bold"/>
    </style:style>
    <style:style style:name="P15" style:family="paragraph" style:parent-style-name="Standard">
      <style:text-properties style:font-name="DejaVu Sans" fo:language="nl" fo:country="NL" fo:font-style="normal" officeooo:rsid="00185f17" officeooo:paragraph-rsid="00185f17" style:font-style-asian="normal" style:font-style-complex="normal"/>
    </style:style>
    <style:style style:name="P16" style:family="paragraph" style:parent-style-name="Standard">
      <style:text-properties fo:font-weight="bold" officeooo:rsid="001464cd" officeooo:paragraph-rsid="001464cd" style:font-weight-asian="bold" style:font-weight-complex="bold"/>
    </style:style>
    <style:style style:name="P17" style:family="paragraph" style:parent-style-name="Standard">
      <style:text-properties fo:font-weight="bold" officeooo:rsid="0015a3db" officeooo:paragraph-rsid="0015a3db" style:font-weight-asian="bold" style:font-weight-complex="bold"/>
    </style:style>
    <style:style style:name="P18" style:family="paragraph" style:parent-style-name="Standard">
      <style:text-properties fo:language="nl" fo:country="NL"/>
    </style:style>
    <style:style style:name="P19" style:family="paragraph" style:parent-style-name="Standard">
      <style:text-properties fo:language="nl" fo:country="NL" officeooo:paragraph-rsid="000f184a"/>
    </style:style>
    <style:style style:name="P20" style:family="paragraph" style:parent-style-name="Standard">
      <style:text-properties fo:language="nl" fo:country="NL" style:text-underline-style="none" fo:font-weight="normal" officeooo:rsid="0010e88f" officeooo:paragraph-rsid="0010e88f" style:font-weight-asian="normal" style:font-weight-complex="normal"/>
    </style:style>
    <style:style style:name="P21" style:family="paragraph" style:parent-style-name="Standard">
      <style:text-properties fo:language="nl" fo:country="NL" style:text-underline-style="none" fo:font-weight="normal" officeooo:rsid="00192397" officeooo:paragraph-rsid="00192397" style:font-weight-asian="normal" style:font-weight-complex="normal"/>
    </style:style>
    <style:style style:name="P22" style:family="paragraph" style:parent-style-name="Standard">
      <style:text-properties fo:language="nl" fo:country="NL" style:text-underline-style="none" officeooo:rsid="00185f17" officeooo:paragraph-rsid="00185f17"/>
    </style:style>
    <style:style style:name="P23" style:family="paragraph" style:parent-style-name="Standard">
      <style:text-properties fo:language="nl" fo:country="NL" style:text-underline-style="none" fo:font-weight="bold" officeooo:rsid="00185f17" officeooo:paragraph-rsid="00185f17" style:font-weight-asian="bold" style:font-weight-complex="bold"/>
    </style:style>
    <style:style style:name="P24" style:family="paragraph" style:parent-style-name="Standard">
      <style:text-properties fo:language="nl" fo:country="NL" style:text-underline-style="none" fo:font-weight="bold" officeooo:rsid="00192397" officeooo:paragraph-rsid="00192397" style:font-weight-asian="bold" style:font-weight-complex="bold"/>
    </style:style>
    <style:style style:name="P25" style:family="paragraph" style:parent-style-name="Standard">
      <style:text-properties fo:language="nl" fo:country="NL" fo:font-style="normal" style:text-underline-style="none" fo:font-weight="normal" officeooo:rsid="0010e88f" officeooo:paragraph-rsid="0010e88f" style:font-style-asian="normal" style:font-weight-asian="normal" style:font-style-complex="normal" style:font-weight-complex="normal"/>
    </style:style>
    <style:style style:name="P26" style:family="paragraph" style:parent-style-name="Standard">
      <style:text-properties fo:language="nl" fo:country="NL" fo:font-style="normal" style:text-underline-style="none" fo:font-weight="normal" officeooo:rsid="0012acf5" officeooo:paragraph-rsid="0012acf5" style:font-style-asian="normal" style:font-weight-asian="normal" style:font-style-complex="normal" style:font-weight-complex="normal"/>
    </style:style>
    <style:style style:name="P27" style:family="paragraph" style:parent-style-name="Standard">
      <style:text-properties fo:language="nl" fo:country="NL" fo:font-style="normal" style:text-underline-style="none" fo:font-weight="normal" officeooo:rsid="0012acf5" officeooo:paragraph-rsid="00199593" style:font-style-asian="normal" style:font-weight-asian="normal" style:font-style-complex="normal" style:font-weight-complex="normal"/>
    </style:style>
    <style:style style:name="P28" style:family="paragraph" style:parent-style-name="Standard">
      <style:text-properties fo:language="nl" fo:country="NL" fo:font-style="normal" style:text-underline-style="none" fo:font-weight="normal" officeooo:rsid="00192397" officeooo:paragraph-rsid="00192397" style:font-style-asian="normal" style:font-weight-asian="normal" style:font-style-complex="normal" style:font-weight-complex="normal"/>
    </style:style>
    <style:style style:name="P29" style:family="paragraph" style:parent-style-name="Standard">
      <style:text-properties fo:language="nl" fo:country="NL" fo:font-style="normal" style:text-underline-style="none" fo:font-weight="normal" officeooo:rsid="00199593" officeooo:paragraph-rsid="00199593" style:font-style-asian="normal" style:font-weight-asian="normal" style:font-style-complex="normal" style:font-weight-complex="normal"/>
    </style:style>
    <style:style style:name="P30" style:family="paragraph" style:parent-style-name="Standard">
      <style:text-properties fo:language="nl" fo:country="NL" officeooo:rsid="00185f17" officeooo:paragraph-rsid="00185f17"/>
    </style:style>
    <style:style style:name="P31" style:family="paragraph" style:parent-style-name="Standard">
      <style:text-properties fo:language="nl" fo:country="NL" officeooo:paragraph-rsid="00185f17"/>
    </style:style>
    <style:style style:name="P32" style:family="paragraph" style:parent-style-name="Standard">
      <style:text-properties officeooo:paragraph-rsid="0010e88f"/>
    </style:style>
    <style:style style:name="P33" style:family="paragraph" style:parent-style-name="Standard">
      <style:text-properties officeooo:paragraph-rsid="001464cd"/>
    </style:style>
    <style:style style:name="P34" style:family="paragraph" style:parent-style-name="Standard">
      <style:text-properties officeooo:rsid="001464cd" officeooo:paragraph-rsid="001464cd"/>
    </style:style>
    <style:style style:name="P35" style:family="paragraph" style:parent-style-name="Standard">
      <style:text-properties officeooo:paragraph-rsid="0015a3db"/>
    </style:style>
    <style:style style:name="P36" style:family="paragraph" style:parent-style-name="Standard">
      <style:text-properties officeooo:paragraph-rsid="00192397"/>
    </style:style>
    <style:style style:name="P37"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0f184a" officeooo:paragraph-rsid="000f184a" style:font-weight-asian="bold" style:font-weight-complex="bold"/>
    </style:style>
    <style:style style:name="P38"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12acf5" officeooo:paragraph-rsid="0012acf5" style:font-weight-asian="bold" style:font-weight-complex="bold"/>
    </style:style>
    <style:style style:name="P39"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12acf5" officeooo:paragraph-rsid="001464cd" style:font-weight-asian="bold" style:font-weight-complex="bold"/>
    </style:style>
    <style:style style:name="P40" style:family="paragraph" style:parent-style-name="Standard">
      <style:paragraph-properties fo:break-before="page"/>
      <style:text-properties style:font-name="DejaVu Sans" fo:language="nl" fo:country="NL" style:text-underline-style="solid" style:text-underline-width="auto" style:text-underline-color="font-color" fo:font-weight="bold" officeooo:rsid="00158130" officeooo:paragraph-rsid="00158130" style:font-weight-asian="bold" style:font-weight-complex="bold"/>
    </style:style>
    <style:style style:name="P41" style:family="paragraph" style:parent-style-name="Standard">
      <style:paragraph-properties fo:break-before="page"/>
      <style:text-properties fo:language="nl" fo:country="NL" style:text-underline-style="solid" style:text-underline-width="auto" style:text-underline-color="font-color" fo:font-weight="bold" officeooo:rsid="0010e88f" officeooo:paragraph-rsid="0010e88f" style:font-weight-asian="bold" style:font-weight-complex="bold"/>
    </style:style>
    <style:style style:name="P42" style:family="paragraph" style:parent-style-name="Standard">
      <style:paragraph-properties fo:break-before="page"/>
      <style:text-properties fo:language="nl" fo:country="NL" style:text-underline-style="solid" style:text-underline-width="auto" style:text-underline-color="font-color" fo:font-weight="bold" officeooo:rsid="00192397" officeooo:paragraph-rsid="00192397" style:font-weight-asian="bold" style:font-weight-complex="bold"/>
    </style:style>
    <style:style style:name="P43" style:family="paragraph" style:parent-style-name="Standard">
      <style:paragraph-properties fo:break-before="page"/>
      <style:text-properties fo:language="nl" fo:country="NL" fo:font-style="normal" style:text-underline-style="solid" style:text-underline-width="auto" style:text-underline-color="font-color" fo:font-weight="bold" officeooo:rsid="0010e88f" officeooo:paragraph-rsid="0010e88f" style:font-style-asian="normal" style:font-weight-asian="bold" style:font-style-complex="normal" style:font-weight-complex="bold"/>
    </style:style>
    <style:style style:name="T1" style:family="text">
      <style:text-properties officeooo:rsid="000f184a"/>
    </style:style>
    <style:style style:name="T2" style:family="text">
      <style:text-properties style:font-name="DejaVu Sans"/>
    </style:style>
    <style:style style:name="T3" style:family="text">
      <style:text-properties style:font-name="DejaVu Sans" officeooo:rsid="000f184a"/>
    </style:style>
    <style:style style:name="T4" style:family="text">
      <style:text-properties style:font-name="DejaVu Sans" fo:font-style="italic" style:font-style-asian="italic" style:font-style-complex="italic"/>
    </style:style>
    <style:style style:name="T5" style:family="text">
      <style:text-properties style:font-name="DejaVu Sans" fo:font-style="italic" officeooo:rsid="000f184a" style:font-style-asian="italic" style:font-style-complex="italic"/>
    </style:style>
    <style:style style:name="T6" style:family="text">
      <style:text-properties style:font-name="DejaVu Sans" fo:font-style="italic" officeooo:rsid="0012acf5" style:font-style-asian="italic" style:font-style-complex="italic"/>
    </style:style>
    <style:style style:name="T7" style:family="text">
      <style:text-properties style:font-name="DejaVu Sans" fo:font-style="normal" style:font-style-asian="normal" style:font-style-complex="normal"/>
    </style:style>
    <style:style style:name="T8" style:family="text">
      <style:text-properties style:font-name="DejaVu Sans" fo:font-style="normal" officeooo:rsid="000f184a" style:font-style-asian="normal" style:font-style-complex="normal"/>
    </style:style>
    <style:style style:name="T9" style:family="text">
      <style:text-properties style:font-name="DejaVu Sans" fo:font-style="normal" officeooo:rsid="00185f17" style:font-style-asian="normal" style:font-style-complex="normal"/>
    </style:style>
    <style:style style:name="T10" style:family="text">
      <style:text-properties style:font-name="DejaVu Sans" fo:font-style="normal" fo:font-weight="bold" style:font-style-asian="normal" style:font-weight-asian="bold" style:font-style-complex="normal" style:font-weight-complex="bold"/>
    </style:style>
    <style:style style:name="T11" style:family="text">
      <style:text-properties style:font-name="DejaVu Sans" fo:font-style="normal" fo:font-weight="bold" officeooo:rsid="000f184a" style:font-style-asian="normal" style:font-weight-asian="bold" style:font-style-complex="normal" style:font-weight-complex="bold"/>
    </style:style>
    <style:style style:name="T12" style:family="text">
      <style:text-properties style:font-name="DejaVu Sans" fo:font-style="normal" fo:font-weight="normal" style:font-style-asian="normal" style:font-weight-asian="normal" style:font-style-complex="normal" style:font-weight-complex="normal"/>
    </style:style>
    <style:style style:name="T13" style:family="text">
      <style:text-properties style:font-name="DejaVu Sans" fo:font-style="normal" fo:font-weight="normal" officeooo:rsid="000f184a" style:font-style-asian="normal" style:font-weight-asian="normal" style:font-style-complex="normal" style:font-weight-complex="normal"/>
    </style:style>
    <style:style style:name="T14" style:family="text">
      <style:text-properties style:font-name="DejaVu Sans" fo:font-style="normal" fo:font-weight="normal" officeooo:rsid="0010e88f" style:font-style-asian="normal" style:font-weight-asian="normal" style:font-style-complex="normal" style:font-weight-complex="normal"/>
    </style:style>
    <style:style style:name="T15" style:family="text">
      <style:text-properties style:font-name="DejaVu Sans" officeooo:rsid="0012acf5"/>
    </style:style>
    <style:style style:name="T16" style:family="text">
      <style:text-properties style:font-name="DejaVu Sans" fo:language="nl" fo:country="NL" fo:font-style="normal" style:text-underline-style="none" fo:font-weight="normal" style:font-style-asian="normal" style:font-weight-asian="normal" style:font-style-complex="normal" style:font-weight-complex="normal"/>
    </style:style>
    <style:style style:name="T17" style:family="text">
      <style:text-properties style:font-name="DejaVu Sans" fo:language="nl" fo:country="NL" fo:font-style="normal" style:text-underline-style="none" fo:font-weight="normal" officeooo:rsid="0010e88f" style:font-style-asian="normal" style:font-weight-asian="normal" style:font-style-complex="normal" style:font-weight-complex="normal"/>
    </style:style>
    <style:style style:name="T18" style:family="text">
      <style:text-properties style:font-name="DejaVu Sans" fo:language="nl" fo:country="NL" fo:font-style="normal" style:text-underline-style="none" fo:font-weight="normal" officeooo:rsid="001464cd" style:font-style-asian="normal" style:font-weight-asian="normal" style:font-style-complex="normal" style:font-weight-complex="normal"/>
    </style:style>
    <style:style style:name="T19" style:family="text">
      <style:text-properties style:font-name="DejaVu Sans" fo:language="nl" fo:country="NL" fo:font-style="normal" style:text-underline-style="none" fo:font-weight="normal" officeooo:rsid="00158130" style:font-style-asian="normal" style:font-weight-asian="normal" style:font-style-complex="normal" style:font-weight-complex="normal"/>
    </style:style>
    <style:style style:name="T20" style:family="text">
      <style:text-properties style:font-name="DejaVu Sans" fo:language="nl" fo:country="NL" fo:font-style="normal" style:text-underline-style="none" fo:font-weight="normal" officeooo:rsid="0015a3db" style:font-style-asian="normal" style:font-weight-asian="normal" style:font-style-complex="normal" style:font-weight-complex="normal"/>
    </style:style>
    <style:style style:name="T21" style:family="text">
      <style:text-properties style:font-name="DejaVu Sans" fo:language="nl" fo:country="NL" fo:font-style="normal" style:text-underline-style="none" fo:font-weight="normal" officeooo:rsid="00192397" style:font-style-asian="normal" style:font-weight-asian="normal" style:font-style-complex="normal" style:font-weight-complex="normal"/>
    </style:style>
    <style:style style:name="T22" style:family="text">
      <style:text-properties style:font-name="DejaVu Sans" fo:language="nl" fo:country="NL" fo:font-style="normal" style:text-underline-style="none" fo:font-weight="normal" officeooo:rsid="00199593" style:font-style-asian="normal" style:font-weight-asian="normal" style:font-style-complex="normal" style:font-weight-complex="normal"/>
    </style:style>
    <style:style style:name="T23" style:family="text">
      <style:text-properties style:font-name="DejaVu Sans" fo:language="nl" fo:country="NL" fo:font-style="normal" style:text-underline-style="none" fo:font-weight="bold" officeooo:rsid="0010e88f" style:font-style-asian="normal" style:font-weight-asian="bold" style:font-style-complex="normal" style:font-weight-complex="bold"/>
    </style:style>
    <style:style style:name="T24" style:family="text">
      <style:text-properties style:font-name="DejaVu Sans" fo:language="nl" fo:country="NL" fo:font-style="normal" style:text-underline-style="none" style:font-style-asian="normal" style:font-style-complex="normal"/>
    </style:style>
    <style:style style:name="T25" style:family="text">
      <style:text-properties style:font-name="DejaVu Sans" fo:language="nl" fo:country="NL" fo:font-style="italic" style:text-underline-style="none" fo:font-weight="normal" officeooo:rsid="00199593" style:font-style-asian="italic" style:font-weight-asian="normal" style:font-style-complex="italic" style:font-weight-complex="normal"/>
    </style:style>
    <style:style style:name="T26" style:family="text">
      <style:text-properties style:font-name="DejaVu Sans" officeooo:rsid="00199593"/>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777b8"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officeooo:rsid="000f184a" style:font-style-asian="italic" style:font-weight-asian="normal" style:font-style-complex="italic" style:font-weight-complex="normal"/>
    </style:style>
    <style:style style:name="T32" style:family="text">
      <style:text-properties fo:font-style="normal" fo:font-weight="bold" officeooo:rsid="000f184a" style:font-style-asian="normal" style:font-weight-asian="bold" style:font-style-complex="normal" style:font-weight-complex="bold"/>
    </style:style>
    <style:style style:name="T33" style:family="text">
      <style:text-properties officeooo:rsid="0015a3db"/>
    </style:style>
    <style:style style:name="T34" style:family="text">
      <style:text-properties officeooo:rsid="00185f17"/>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text:s/>In dit document worden de verschillende commando's </text:span><text:span text:style-name="T3">van </text:span><text:span text:style-name="T2">het programma uitgelegd.</text:span></text:p>
      <text:p text:style-name="P1"/>
      <text:p text:style-name="P2"/>
      <text:p text:style-name="P40">Variabelen</text:p>
      <text:p text:style-name="P10">variabelen zijn dingen die je een waarde kan geven. <text:span text:style-name="T33">Je hebt twee soorten variabelen, integers en strings.</text:span></text:p>
      <text:p text:style-name="P10"/>
      <text:p text:style-name="P11">Om een variabele een waarde te geven gebruik je het = teken.</text:p>
      <text:p text:style-name="P2"/>
      <text:p text:style-name="P2">integer<text:span text:style-name="T33">s</text:span></text:p>
      <text:p text:style-name="P5">een integer is een geheel getal, bijvoorbeeld 3, 7 of 826. Integers zijn handig om mee te rekenen en om dingen een nummer te geven.</text:p>
      <text:p text:style-name="P5"/>
      <text:p text:style-name="P5">Bijvoorbeeld:</text:p>
      <text:p text:style-name="P5"><text:tab/>a = 3</text:p>
      <text:p text:style-name="P5">a is nu een integer met de waarde 3.</text:p>
      <text:p text:style-name="P5">Als we nu een getal b maken:</text:p>
      <text:p text:style-name="P5"><text:tab/>b = a + 2</text:p>
      <text:p text:style-name="P5">b is nu in integer met de waarde 5.</text:p>
      <text:p text:style-name="P5">Wat ook kan is dit:</text:p>
      <text:p text:style-name="P5"><text:tab/>a = a + 1</text:p>
      <text:p text:style-name="P5">wat we hier doen is eerst kijken hoeveel a ookalweer was (3), en daar dan 1 bij optellen, zodat we op 4 uitkomen. Die waarde slaan we dan weer op in a.</text:p>
      <text:p text:style-name="P5">een andere manier om dit te schrijven is:</text:p>
      <text:p text:style-name="P5"><text:tab/>a += 1</text:p>
      <text:p text:style-name="P6">oftewel: verhoog de waarde van a met 1.</text:p>
      <text:p text:style-name="P9">natuurlijk kunnen we ook deze opdracht geven:</text:p>
      <text:p text:style-name="P9"><text:tab/>a += b</text:p>
      <text:p text:style-name="P33"><text:span text:style-name="T18">oftewel: verhoog de waarde van a met de waarde van b.</text:span></text:p>
      <text:p text:style-name="P33"><text:span text:style-name="T18"/></text:p>
      <text:p text:style-name="P34"><text:span text:style-name="T16">We kunnen natuurlijk ook andere opdrachten geven dan optellen. De verschillende simpele opdrachten zijn:</text:span></text:p>
      <text:p text:style-name="P16"><text:span text:style-name="T24">+ </text:span><text:span text:style-name="T16">optellen</text:span></text:p>
      <text:p text:style-name="P16"><text:span text:style-name="T24">– </text:span><text:span text:style-name="T16">aftrekken. </text:span><text:span text:style-name="T19">Je kan de – ook gebruiken voor negatieve getallen.</text:span></text:p>
      <text:p text:style-name="P16"><text:span text:style-name="T24">* </text:span><text:span text:style-name="T16">vermenigvuldigen</text:span></text:p>
      <text:p text:style-name="P16"><text:span text:style-name="T24">/ </text:span><text:span text:style-name="T16">delen</text:span></text:p>
      <text:p text:style-name="P16"><text:span text:style-name="T16"/></text:p>
      <text:p text:style-name="P16"><text:span text:style-name="T16">dan hebben we ook nog 3 iets ingewikkeldere opdrachten:</text:span></text:p>
      <text:p text:style-name="P16"><text:span text:style-name="T24">// </text:span><text:span text:style-name="T16">delen zonder rest. Hier komen alleen gehele getallen uit.</text:span></text:p>
      <text:p text:style-name="P16"><text:span text:style-name="T16">Als je bijvoorbeeld “7 // 2” invult, is je antwoord 3. Hierbij wordt altijd naar beneden afgerond.</text:span></text:p>
      <text:p text:style-name="P16"><text:span text:style-name="T24">% </text:span><text:span text:style-name="T16">modulo. Dit is de rest die je overhoudt bij de deling hierboven. Het antwoord op “7 % 2” is dus bijvoorbeeld 1.</text:span></text:p>
      <text:p text:style-name="P16"><text:span text:style-name="T16">Een makkelijke manier om dit te onthouden is de volgende:</text:span></text:p>
      <text:p text:style-name="P16"><text:span text:style-name="T16">normaal krijg je een breuk als je een deling maakt. 1</text:span><text:span text:style-name="T19">4</text:span><text:span text:style-name="T16"> / 3 is bijvoorbeeld </text:span><text:span text:style-name="T19">4</text:span><text:span text:style-name="T16"><draw:frame draw:style-name="fr1" draw:name="Object1" text:anchor-type="as-char" svg:y="-0.2437in" svg:width="0.198in" svg:height="0.3929in" draw:z-index="0"><draw:object xlink:href="./Object 1" xlink:type="simple" xlink:show="embed" xlink:actuate="onLoad"/><draw:image xlink:href="./ObjectReplacements/Object 1" xlink:type="simple" xlink:show="embed" xlink:actuate="onLoad"/></draw:frame></text:span><text:span text:style-name="T16">. </text:span><text:span text:style-name="T19">De 4 krijg je als antwoord als je 14 // 3 als opdracht geeft. De 2 krijg je als antwoord op 14 % 3</text:span></text:p>
      <text:p text:style-name="P16"><text:span text:style-name="T24">** </text:span><text:span text:style-name="T19">machtsverheffen. 3 ** 2 is 3 tot de macht 2, oftewel 3 kwadraat, </text:span><text:span text:style-name="T20">oftewel 3 * 3</text:span><text:span text:style-name="T19">. 3 ** 0.5 is drie tot de macht een half, oftewel wortel 3.</text:span></text:p>
      <text:p text:style-name="P16"><text:span text:style-name="T19"/></text:p>
      <text:p text:style-name="P17"><text:span text:style-name="T19">A</text:span><text:span text:style-name="T16">l deze rekenopdrachten kunnen ook voor het = teken gezet worden om het resultaat meteen aan een variabele toe te kennen.</text:span></text:p>
      <text:p text:style-name="P38">List</text:p>
      <text:p text:style-name="P11">een list is een lijst met variabelen. De verschillende variabelen in een list zet je tussen blokhaken, gescheiden met komma’s.</text:p>
      <text:p text:style-name="P11">Bijvoorbeeld:</text:p>
      <text:p text:style-name="P11"><text:tab/>oefenLijst = [4, 7, 9]</text:p>
      <text:p text:style-name="P11">we hebben nu de getallen 4, 7 en 9 opgeslagen in een lijst met de naam oefenlijst. Om de getallen te gebruiken hebben we een <text:span text:style-name="T30">index</text:span> nodig. Een index is een integer die aangeeft op welke plek in de lijst een waarde staat.</text:p>
      <text:p text:style-name="P35"><text:span text:style-name="T20">Met “oefenLijst[i]” krijgen we het getal terug dat op plek i staat.</text:span></text:p>
      <text:p text:style-name="P12">Let op!<text:span text:style-name="T28"> Lijsten beginnen met tellen vanaf 0. Om het eerste getal in de lijst terug te krijgen schrijf je dus “oefenLijst[0]”. Dit voelt waarschijnlijk erg raar aan het begin, maar je went er vanzelf aan.</text:span></text:p>
      <text:p text:style-name="P13"><text:span text:style-name="T28">Om een getal aan een lijst toe te voegen gebruiken we </text:span>.append()<text:span text:style-name="T28">. Dit is het </text:span><text:span text:style-name="T29">Engelse woord voor “voeg toe aan”. Als we oefenLijst.append(5) als opdracht geven, wordt de nieuwe lijst [4, 7, 9, 5].</text:span></text:p>
      <text:p text:style-name="P14"><text:span text:style-name="T28">Als we een getal in de lijst aan willen passen kan dat ook. Met oefenLijst[2] = 6 wordt het derde(!) getal in de lijst veranderd naar een 6.</text:span></text:p>
      <text:p text:style-name="P14"><text:span text:style-name="T28">Als je twee lijsten aan elkaar toe wil voegen gebruik je </text:span>+=<text:span text:style-name="T28"> :</text:span></text:p>
      <text:p text:style-name="P14"><text:span text:style-name="T28">lijst1 = [1, 2, 3]</text:span></text:p>
      <text:p text:style-name="P14"><text:span text:style-name="T28">lijst2 = [4, 5, 6]</text:span></text:p>
      <text:p text:style-name="P14"><text:span text:style-name="T28">lijst1 += lijst2</text:span></text:p>
      <text:p text:style-name="P14"><text:span text:style-name="T28"/></text:p>
      <text:p text:style-name="P14"><text:span text:style-name="T28">lijst1 is nu [1, 2, 3, 4, 5, 6].</text:span></text:p>
      <text:p text:style-name="P14">let op!<text:span text:style-name="T28"> Als je per ongeluk .append() gebruikt om twee lijsten samen te voegen in plaats van += gebeurt er iets anders. lijst1 zet dan de volledige andere lijst op de nieuwe plek:</text:span></text:p>
      <text:p text:style-name="P14"><text:span text:style-name="T28">lijst1 += lijst2</text:span></text:p>
      <text:p text:style-name="P14"><text:span text:style-name="T28"/></text:p>
      <text:p text:style-name="P14"><text:span text:style-name="T28">lijst1 is nu [1, 2, 3, [4, 5, 6]].</text:span></text:p>
      <text:p text:style-name="P14"><text:span text:style-name="T28">om nu de 5 uit de lijst te halen zou je lijst1[3][1] moeten gebruiken. Dit is waarschijnlijk niet iets wat je wil, dus hou hier rekening mee. </text:span></text:p>
      <text:p text:style-name="P39">string<text:span text:style-name="T33">s</text:span></text:p>
      <text:p text:style-name="P7">Een string is een stuk tekst. Strings schrijf je tussen enkele of dubbele aanhalingstekens:</text:p>
      <text:p text:style-name="P7">string1 = “<text:span text:style-name="T34">H</text:span>allo”</text:p>
      <text:p text:style-name="P7">string2 = ‘hoi’</text:p>
      <text:p text:style-name="P8">wees hier wel consequent mee. Gebruik altijd aan allebei de kanten hetzelfde teken.</text:p>
      <text:p text:style-name="P8">Een string is eigenlijk een lijst met letters:</text:p>
      <text:p text:style-name="P8">string1[0] geeft als uitkomst “H”. Strings kan je ook aan elkaar plakken met += :</text:p>
      <text:p text:style-name="P8">string1 += string2</text:p>
      <text:p text:style-name="P8">string1 is nu “Hallohoi”.</text:p>
      <text:p text:style-name="P8">Zoals je ziet staat er geen spatie tussen, die moet je zelf toevoegen:</text:p>
      <text:p text:style-name="P8"/>
      <text:p text:style-name="P8">string1 = “Hallo”</text:p>
      <text:p text:style-name="P8">string2 = “allemaal!”</text:p>
      <text:p text:style-name="P8">string1 += “ “</text:p>
      <text:p text:style-name="P8">string1 += string2</text:p>
      <text:p text:style-name="P8">string1 is nu “Hallo allemaal!”.</text:p>
      <text:p text:style-name="P3"/>
      <text:p text:style-name="P37">if</text:p>
      <text:p text:style-name="P4">gebruik:</text:p>
      <text:p text:style-name="P4"><text:span text:style-name="T27"><text:tab/>if( </text:span><text:span text:style-name="T31">conditie </text:span><text:span text:style-name="T32">):</text:span></text:p>
      <text:p text:style-name="P1"><text:span text:style-name="T32"><text:tab/><text:tab/></text:span><text:span text:style-name="T31">opdracht</text:span></text:p>
      <text:p text:style-name="P1"/>
      <text:p text:style-name="P18"><text:span text:style-name="T3">de </text:span><text:span text:style-name="T5">conditie</text:span><text:span text:style-name="T8"> is eigenlijk een stelling die waar is of niet. Bijvoorbeeld:</text:span></text:p>
      <text:p text:style-name="P15"><text:span text:style-name="T1">a </text:span>== 4.</text:p>
      <text:p text:style-name="P30"><text:span text:style-name="T9">W</text:span><text:span text:style-name="T7">e gebruiken hier een dubbele =, omdat de enkele = al gebruikt wordt om waardes toe te kennen.</text:span></text:p>
      <text:p text:style-name="P31"><text:span text:style-name="T9">Als a inderdaad 4 is, dan is de conditie waar en vult je programma de opdracht niet uit.</text:span><text:span text:style-name="T8"> </text:span><text:span text:style-name="T9">De opdracht wordt dan overgeslagen</text:span></text:p>
      <text:p text:style-name="P31"><text:span text:style-name="T8">De odracht is gewoon een stukje code. Om het programma te laten weten waar de opdracht eindigt zet je de opdracht een stukje naar rechts. Dat doe je met de </text:span><text:span text:style-name="T11">Tab</text:span><text:span text:style-name="T13">-toets. Als je wil kan je ook Spaties gebruiken, </text:span><text:span text:style-name="T14">maar het is dan wel belangrijk dat je er altijd evenveel gebruikt, anders raakt het programma in de war.</text:span></text:p>
      <text:p text:style-name="P30"><text:span text:style-name="T14">B</text:span><text:span text:style-name="T12">ijvoorbeeld:</text:span></text:p>
      <text:p text:style-name="P30"><text:span text:style-name="T12">a = 4</text:span></text:p>
      <text:p text:style-name="P30"><text:span text:style-name="T12">b = 0</text:span></text:p>
      <text:p text:style-name="P30"><text:span text:style-name="T12"/></text:p>
      <text:p text:style-name="P30"><text:span text:style-name="T12">if(a == 4):</text:span></text:p>
      <text:p text:style-name="P30"><text:span text:style-name="T12"><text:tab/>b = 1</text:span></text:p>
      <text:p text:style-name="P30"><text:span text:style-name="T12"/></text:p>
      <text:p text:style-name="P30"><text:span text:style-name="T12">b is nu 1.</text:span></text:p>
      <text:p text:style-name="P19"><text:span text:style-name="T14"/></text:p>
      <text:p text:style-name="P30"><text:span text:style-name="T12">a = 3</text:span></text:p>
      <text:p text:style-name="P30"><text:span text:style-name="T12">b = 0</text:span></text:p>
      <text:p text:style-name="P30"><text:span text:style-name="T12"/></text:p>
      <text:p text:style-name="P30"><text:span text:style-name="T12">if(a == 4):</text:span></text:p>
      <text:p text:style-name="P22"><text:span text:style-name="T12"><text:tab/>b = 1</text:span></text:p>
      <text:p text:style-name="P22"><text:span text:style-name="T12"/></text:p>
      <text:p text:style-name="P22"><text:span text:style-name="T12">b is nu nog steeds 0, want a is geen 4.</text:span></text:p>
      <text:p text:style-name="P22"><text:span text:style-name="T12"/></text:p>
      <text:p text:style-name="P22"><text:span text:style-name="T12">in plaats van == kunnen we ook andere vergelijkingen maken:</text:span></text:p>
      <text:p text:style-name="P23"><text:span text:style-name="T7">== </text:span><text:span text:style-name="T12">is gelijk aan</text:span></text:p>
      <text:p text:style-name="P23"><text:span text:style-name="T7">&gt;</text:span><text:span text:style-name="T12"> is groter dan</text:span></text:p>
      <text:p text:style-name="P23"><text:span text:style-name="T7">&lt; </text:span><text:span text:style-name="T12">is kleiner dan</text:span></text:p>
      <text:p text:style-name="P23"><text:span text:style-name="T7">&gt;= </text:span><text:span text:style-name="T12">is groter dan of gelijk aan</text:span></text:p>
      <text:p text:style-name="P23"><text:span text:style-name="T7">&lt;= </text:span><text:span text:style-name="T12">is kleiner dan of gelijk aan</text:span></text:p>
      <text:p text:style-name="P23"><text:span text:style-name="T7">!= </text:span><text:span text:style-name="T12">is niet</text:span></text:p>
      <text:p text:style-name="P42"><text:span text:style-name="T7">else</text:span></text:p>
      <text:p text:style-name="P21"><text:span text:style-name="T7">gebruik:</text:span></text:p>
      <text:p text:style-name="P21"><text:span text:style-name="T7">if(…):</text:span></text:p>
      <text:p text:style-name="P21"><text:span text:style-name="T7"><text:tab/>…</text:span></text:p>
      <text:p text:style-name="P21"><text:span text:style-name="T7"/></text:p>
      <text:p text:style-name="P24"><text:span text:style-name="T7">else:</text:span></text:p>
      <text:p text:style-name="P21"><text:span text:style-name="T7"><text:tab/>opdracht</text:span></text:p>
      <text:p text:style-name="P21"><text:span text:style-name="T7"/></text:p>
      <text:p text:style-name="P21"><text:span text:style-name="T7">else wordt gebruikt na een if statement. De opdracht binnen het else statement wordt alleen uitgevoerd als het if statement niet waar is. Bijvoorbeeld:</text:span></text:p>
      <text:p text:style-name="P21"><text:span text:style-name="T7"/></text:p>
      <text:p text:style-name="P21"><text:span text:style-name="T7">a = 3</text:span></text:p>
      <text:p text:style-name="P21"><text:span text:style-name="T7">b = 0</text:span></text:p>
      <text:p text:style-name="P21"><text:span text:style-name="T7">if (a == 4):</text:span></text:p>
      <text:p text:style-name="P21"><text:span text:style-name="T7"><text:tab/>b = 1</text:span></text:p>
      <text:p text:style-name="P21"><text:span text:style-name="T7">else:</text:span></text:p>
      <text:p text:style-name="P21"><text:span text:style-name="T7"><text:tab/>b = 2</text:span></text:p>
      <text:p text:style-name="P21"><text:span text:style-name="T7"/></text:p>
      <text:p text:style-name="P21"><text:span text:style-name="T7">b is nu 2, omdat a geen 4 is.</text:span></text:p>
      <text:p text:style-name="P21"><text:span text:style-name="T7"/></text:p>
      <text:p text:style-name="P21"><text:span text:style-name="T7">Het is niet verplicht om een else statement na je if te zetten.</text:span></text:p>
      <text:p text:style-name="P21"><text:span text:style-name="T7"/></text:p>
      <text:p text:style-name="P21"><text:span text:style-name="T7">Een speciale variant op het else-statement is de volgende:</text:span></text:p>
      <text:p text:style-name="P21"><text:span text:style-name="T7"/></text:p>
      <text:p text:style-name="P24"><text:span text:style-name="T7">elif</text:span></text:p>
      <text:p text:style-name="P21"><text:span text:style-name="T7">elif is een afkorting voor “else if”. Hiermee kun je extra if statements toevoegen om meerdere verschillende opties af te gaan:</text:span></text:p>
      <text:p text:style-name="P21"><text:span text:style-name="T7"/></text:p>
      <text:p text:style-name="P21"><text:span text:style-name="T7">if (a &lt; 3):</text:span></text:p>
      <text:p text:style-name="P21"><text:span text:style-name="T7"><text:tab/>b = “te laag”</text:span></text:p>
      <text:p text:style-name="P21"><text:span text:style-name="T7">elif (a == 3):</text:span></text:p>
      <text:p text:style-name="P21"><text:span text:style-name="T7"><text:tab/>b = “precies goed”</text:span></text:p>
      <text:p text:style-name="P21"><text:span text:style-name="T7">else:</text:span></text:p>
      <text:p text:style-name="P21"><text:span text:style-name="T7"><text:tab/>b = “te hoog”</text:span></text:p>
      <text:p text:style-name="P21"><text:span text:style-name="T7"/></text:p>
      <text:p text:style-name="P21"><text:span text:style-name="T7">je kan zo veel elif statements achter elkaar gebruiken als je wil:</text:span></text:p>
      <text:p text:style-name="P21"><text:span text:style-name="T7"/></text:p>
      <text:p text:style-name="P21"><text:span text:style-name="T7">if (a == 1):</text:span></text:p>
      <text:p text:style-name="P21"><text:span text:style-name="T7"><text:tab/>…</text:span></text:p>
      <text:p text:style-name="P21"><text:span text:style-name="T7">elif (a == 2):</text:span></text:p>
      <text:p text:style-name="P21"><text:span text:style-name="T7"><text:tab/>…</text:span></text:p>
      <text:p text:style-name="P21"><text:span text:style-name="T7">elif (a == 3):</text:span></text:p>
      <text:p text:style-name="P21"><text:span text:style-name="T7"><text:tab/>…</text:span></text:p>
      <text:p text:style-name="P21"><text:span text:style-name="T7">elif (a == 4):</text:span></text:p>
      <text:p text:style-name="P21"><text:span text:style-name="T7"><text:tab/>…</text:span></text:p>
      <text:p text:style-name="P21"><text:span text:style-name="T7"/></text:p>
      <text:p text:style-name="P21"><text:span text:style-name="T7">Bedenk wel: als je heel veel “elif”s nodig hebt kan je je probleem waarschijnlijk ook op een slimmere manier oplossen.</text:span></text:p>
      <text:p text:style-name="P21"><text:span text:style-name="T7"/></text:p>
      <text:p text:style-name="P41"><text:span text:style-name="T7">while</text:span></text:p>
      <text:p text:style-name="P20"><text:span text:style-name="T7">gebruik:</text:span></text:p>
      <text:p text:style-name="P20"><text:span text:style-name="T7"><text:tab/></text:span><text:span text:style-name="T10">while( </text:span><text:span text:style-name="T4">conditie </text:span><text:span text:style-name="T10">):</text:span></text:p>
      <text:p text:style-name="P20"><text:span text:style-name="T10"><text:tab/><text:tab/></text:span><text:span text:style-name="T4">opdracht</text:span></text:p>
      <text:p text:style-name="P20"><text:span text:style-name="T4"/></text:p>
      <text:p text:style-name="P25"><text:span text:style-name="T2">Dit heet een “while loop”. Een “loop” is een stuk code dat zich meerdere keren herhaalt. </text:span></text:p>
      <text:p text:style-name="P25"><text:span text:style-name="T2">In het geval van een while loop wordt eerst gekeken of de conditie waar is. Als dit zo is wordt de opdracht net zo lang uitgevoerd totdat de conditie niet meer waar is. Een veel gebruikte variant hiervan is de “infinite while loop”: om die te maken zorg je ervoor dat de conditie altijd waar is. Je programma blijft dan constant draaien.</text:span></text:p>
      <text:p text:style-name="P25"><text:span text:style-name="T2"/></text:p>
      <text:p text:style-name="P28"><text:span text:style-name="T2">Na een while komt geen else of elif.</text:span></text:p>
      <text:p text:style-name="P43"><text:span text:style-name="T2">for</text:span></text:p>
      <text:p text:style-name="P25"><text:span text:style-name="T2">gebruik:</text:span></text:p>
      <text:p text:style-name="P32"><text:span text:style-name="T17"><text:tab/></text:span><text:span text:style-name="T23">for </text:span><text:span text:style-name="T25">iterator</text:span><text:span text:style-name="T17"> </text:span><text:span text:style-name="T23">in </text:span><text:span text:style-name="T25">lijst</text:span><text:span text:style-name="T17">:</text:span></text:p>
      <text:p text:style-name="P25"><text:span text:style-name="T2"><text:tab/><text:tab/></text:span><text:span text:style-name="T6">opdracht</text:span></text:p>
      <text:p text:style-name="P25"><text:span text:style-name="T15"/></text:p>
      <text:p text:style-name="P27"><text:span text:style-name="T2">Dit is de “for loop”. De for loop is een stukje ingewikkelder dan het if statement en de while loop, maar je kan er ook een stuk meer mee. </text:span><text:span text:style-name="T26">De iterator loopt de index van de lijst door en voert de opdracht uit voor alle dingen die in de lijst staan. Je kan de iterator elke naam geven die je wil. Vaak gebruiken we de letters i, j, k en l.</text:span></text:p>
      <text:p text:style-name="P27"><text:span text:style-name="T26"/></text:p>
      <text:p text:style-name="P27"><text:span text:style-name="T2">Een voorbeeld:</text:span></text:p>
      <text:p text:style-name="P28"><text:span text:style-name="T2">lijst1 = [1, 2, 3]</text:span></text:p>
      <text:p text:style-name="P29"><text:span text:style-name="T2">som = 0</text:span></text:p>
      <text:p text:style-name="P28"><text:span text:style-name="T2"/></text:p>
      <text:p text:style-name="P28"><text:span text:style-name="T2">for getal in lijst1:</text:span></text:p>
      <text:p text:style-name="P36"><text:span text:style-name="T21"><text:tab/></text:span><text:span text:style-name="T22">som += getal</text:span></text:p>
      <text:p text:style-name="P28"><text:span text:style-name="T2"/></text:p>
      <text:p text:style-name="P29"><text:span text:style-name="T2">hiermee tel je alle getallen in een lijst bij elkaar op.</text:span></text:p>
      <text:p text:style-name="P29"><text:span text:style-name="T2"/></text:p>
      <text:p text:style-name="P29"><text:span text:style-name="T2">Als je een stuk code meerdere keren wil uitvoeren kun je een for loop met de range() functie gebruiken:</text:span></text:p>
      <text:p text:style-name="P29"><text:span text:style-name="T2"/></text:p>
      <text:p text:style-name="P29"><text:span text:style-name="T2">for i in range(5):</text:span></text:p>
      <text:p text:style-name="P29"><text:span text:style-name="T2"><text:tab/>#code</text:span></text:p>
      <text:p text:style-name="P29"><text:span text:style-name="T2"/></text:p>
      <text:p text:style-name="P29"><text:span text:style-name="T2">Het stuk code in de for loop wordt nu 5x uitgevoerd. Let wel op: i gaat hier van 0 tot en met 4.</text:span></text:p>
      <text:p text:style-name="P26"><text:span text:style-name="T2"/></text:p>
      <text:p text:style-name="P29"><text:span text:style-name="T2">je kan met for loops ook een string doorlopen:</text:span></text:p>
      <text:p text:style-name="P29"><text:span text:style-name="T2"/></text:p>
      <text:p text:style-name="P29"><text:span text:style-name="T2">wachtwoord = Hunter2</text:span></text:p>
      <text:p text:style-name="P29"><text:span text:style-name="T2"/></text:p>
      <text:p text:style-name="P29"><text:span text:style-name="T2">for letter in wachtwoord:</text:span></text:p>
      <text:p text:style-name="P29"><text:span text:style-name="T2"><text:tab/>letter = “*”</text:span></text:p>
      <text:p text:style-name="P29"><text:span text:style-name="T2"/></text:p>
      <text:p text:style-name="P29"><text:span text:style-name="T2">wachtwoord is nu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13:29:42.605918934</meta:creation-date>
    <dc:date>2020-10-12T15:30:07.802110744</dc:date>
    <meta:editing-duration>PT1S</meta:editing-duration>
    <meta:editing-cycles>1</meta:editing-cycles>
    <meta:document-statistic meta:table-count="0" meta:image-count="0" meta:object-count="1" meta:page-count="8" meta:paragraph-count="155" meta:word-count="1396" meta:character-count="7105" meta:non-whitespace-character-count="5828"/>
    <meta:generator>LibreOffice/6.4.6.2$Linux_X86_64 LibreOffice_project/40$Build-2</meta:generator>
  </office:meta>
</office:document-meta>
</file>

<file path=Object 1/content.xml><?xml version="1.0" encoding="utf-8"?>
<math xmlns="http://www.w3.org/1998/Math/MathML" display="block">
  <semantics>
    <mfrac>
      <mn>2</mn>
      <mn>3</mn>
    </mfrac>
    <annotation encoding="StarMath 5.0">{2} over {3} </annotation>
  </semantics>
</math>
</file>